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1.191cm" svg:height="0.69cm" draw:z-index="0"><draw:image xlink:href="../../odt/images/3022.png" xlink:type="simple" xlink:show="embed" xlink:actuate="onLoad"/></draw:frame></text:p>
          </table:table-cell>
          <table:table-cell table:style-name="Table1.B1" office:value-type="string">
            <text:h text:style-name="P6" text:outline-level="1">Клиент <text:span text:style-name="T1">OPC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3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96cm" svg:height="1.431cm" draw:z-index="1"><draw:image xlink:href="../../odt/images/302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производит считывание и запись сигналов в другие программы с использованием интерфейса обмена данными по протоколу OPC. Размерность входа равна сумме размерностей сигналов, заданных в соответствующем параметре блока. Размерность выхода равна сумме размерностей сигналов, заданных в соответствующем параметре блока.</text:p>
            <text:p text:style-name="P2"><text:span text:style-name="T2">Свойства</text:span>:</text:p>
            <text:list xml:id="list3750749179865130483" text:style-name="L1">
              <text:list-item>
                <text:p text:style-name="P3">Шаг обмена данными, сек.</text:p>
              </text:list-item>
              <text:list-item>
                <text:p text:style-name="P3">Имя OPC-сервера – имя COM-сервера, с которым производится обмен данными.</text:p>
              </text:list-item>
              <text:list-item>
                <text:p text:style-name="P3">Задержка при старте, мсек – задержка в мсек при подсоединении к COM-серверу.</text:p>
              </text:list-item>
              <text:list-item>
                <text:p text:style-name="P3">Имена считываемых параметров – список имён сигналов в OPC-сервере, которые блок читает (разделитель ; или перевод каретки).</text:p>
              </text:list-item>
              <text:list-item>
                <text:p text:style-name="P3">Имена записываемых параметров – список имён сигналов в OPC-сервере, которые блок записывает (разделитель ; или перевод каретки).</text:p>
              </text:list-item>
              <text:list-item>
                <text:p text:style-name="P3">Размерности считываемых параметров.</text:p>
              </text:list-item>
              <text:list-item>
                <text:p text:style-name="P3">Размерности записываемых параметров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1</dc:title>
    <dc:date>2014-12-01T18:43:43.22</dc:date>
    <meta:generator>OpenOffice/4.1.1$Win32 OpenOffice.org_project/411m6$Build-9775</meta:generator>
    <meta:editing-duration>PT2H8M3S</meta:editing-duration>
    <meta:editing-cycles>83</meta:editing-cycles>
    <meta:document-statistic meta:table-count="1" meta:image-count="2" meta:object-count="0" meta:page-count="1" meta:paragraph-count="15" meta:word-count="124" meta:character-count="879"/>
  </office:meta>
</office:document-meta>
</file>